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adornments="Regular"/>
    <style:font-face style:name="Consolas" svg:font-family="Consolas" style:font-adornments="Regular" style:font-family-generic="modern" style:font-pitch="fixed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2" svg:font-family="'Segoe UI'" style:font-family-generic="swiss" style:font-pitch="variable"/>
    <style:font-face style:name="Segoe UI" svg:font-family="'Segoe UI'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text-properties style:font-name="Segoe UI2"/>
    </style:style>
    <style:style style:name="P3" style:family="paragraph">
      <style:text-properties style:font-name="Segoe UI2" fo:font-size="32pt" style:font-size-asian="44pt" style:font-size-complex="44pt"/>
    </style:style>
    <style:style style:name="P4" style:family="paragraph">
      <style:text-properties fo:font-size="26pt" style:font-size-asian="36pt" style:font-size-complex="36pt"/>
    </style:style>
    <style:style style:name="P5" style:family="paragraph">
      <style:text-properties fo:font-size="22pt" style:font-size-asian="28pt" style:font-size-complex="28pt"/>
    </style:style>
    <style:style style:name="P6" style:family="paragraph">
      <style:text-properties fo:font-size="24pt" style:font-size-asian="32pt" style:font-size-complex="32pt"/>
    </style:style>
    <style:style style:name="P7" style:family="paragraph">
      <style:text-properties fo:font-size="32pt" style:font-size-asian="44pt" style:font-size-complex="44pt"/>
    </style:style>
    <style:style style:name="P8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fo:font-size="28pt" fo:font-style="italic" style:font-size-asian="40pt" style:font-style-asian="italic" style:font-size-complex="40pt" style:font-style-complex="italic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style:font-name="Segoe UI2"/>
    </style:style>
    <style:style style:name="T6" style:family="text">
      <style:text-properties style:font-name="Segoe UI2" fo:font-style="italic" style:font-style-asian="italic" style:font-style-complex="italic"/>
    </style:style>
    <style:style style:name="T7" style:family="text">
      <style:text-properties style:font-name="Segoe UI2" fo:font-style="normal" style:font-style-asian="normal" style:font-style-complex="normal"/>
    </style:style>
    <style:style style:name="T8" style:family="text">
      <style:text-properties style:text-position="-33% 58%" style:font-name="Segoe UI2" fo:font-style="italic" style:font-style-asian="italic" style:font-style-complex="italic"/>
    </style:style>
    <style:style style:name="T9" style:family="text">
      <style:text-properties style:font-name="Segoe UI2" fo:font-style="italic" style:font-name-asian="Segoe UI1" style:font-style-asian="italic" style:font-name-complex="Segoe UI1" style:font-style-complex="italic"/>
    </style:style>
    <style:style style:name="T10" style:family="text">
      <style:text-properties style:font-name="Segoe UI2" fo:font-size="32pt" style:font-size-asian="44pt" style:font-size-complex="44pt"/>
    </style:style>
    <style:style style:name="T11" style:family="text">
      <style:text-properties style:font-name="Segoe UI2" fo:font-size="32pt" fo:font-style="italic" style:font-name-asian="Segoe UI1" style:font-size-asian="44pt" style:font-style-asian="italic" style:font-name-complex="Segoe UI1" style:font-size-complex="44pt" style:font-style-complex="italic"/>
    </style:style>
    <style:style style:name="T12" style:family="text">
      <style:text-properties style:text-position="-33% 58%" style:font-name="Segoe UI2" fo:font-size="32pt" style:font-size-asian="44pt" style:font-size-complex="44pt"/>
    </style:style>
    <style:style style:name="T13" style:family="text">
      <style:text-properties style:text-position="-33% 58%" style:font-name="Segoe UI2" fo:font-size="32pt" fo:font-style="italic" style:font-size-asian="44pt" style:font-style-asian="italic" style:font-size-complex="44pt" style:font-style-complex="italic"/>
    </style:style>
    <style:style style:name="T14" style:family="text">
      <style:text-properties style:text-position="-33% 58%"/>
    </style:style>
    <style:style style:name="T15" style:family="text">
      <style:text-properties fo:font-size="26pt" style:font-size-asian="36pt" style:font-size-complex="36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2pt" style:font-size-asian="28pt" style:font-size-complex="28pt"/>
    </style:style>
    <style:style style:name="T18" style:family="text">
      <style:text-properties fo:font-size="22pt" fo:font-style="italic" style:font-size-asian="28pt" style:font-style-asian="italic" style:font-size-complex="28pt" style:font-style-complex="italic"/>
    </style:style>
    <style:style style:name="T19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20" style:family="text">
      <style:text-properties fo:font-size="24pt" style:font-size-asian="32pt" style:font-size-complex="32pt"/>
    </style:style>
    <style:style style:name="T21" style:family="text">
      <style:text-properties fo:font-size="24pt" fo:font-style="italic" style:font-size-asian="32pt" style:font-style-asian="italic" style:font-size-complex="32pt" style:font-style-complex="italic"/>
    </style:style>
    <style:style style:name="T22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23" style:family="text">
      <style:text-properties style:text-position="33% 58%"/>
    </style:style>
    <style:style style:name="T24" style:family="text">
      <style:text-properties fo:font-size="32pt" style:font-size-asian="44pt" style:font-size-complex="44pt"/>
    </style:style>
    <style:style style:name="T25" style:family="text">
      <style:text-properties fo:font-size="24pt" fo:font-weight="bold" style:font-size-asian="32pt" style:font-weight-asian="bold" style:font-size-complex="32pt" style:font-weight-complex="bold"/>
    </style:style>
    <style:style style:name="T26" style:family="text">
      <style:text-properties fo:font-size="32pt" fo:font-style="italic" style:font-size-asian="44pt" style:font-style-asian="italic" style:font-size-complex="44pt" style:font-style-complex="italic"/>
    </style:style>
    <style:style style:name="T27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28" style:family="text">
      <style:text-properties style:font-name="Segoe UI1" fo:font-style="italic" style:font-name-asian="Segoe UI1" style:font-style-asian="italic" style:font-name-complex="Segoe UI1" style:font-style-complex="italic"/>
    </style:style>
    <style:style style:name="T29" style:family="text">
      <style:text-properties style:text-position="-33% 58%" fo:font-size="32pt" style:font-size-asian="44pt" style:font-size-complex="44pt"/>
    </style:style>
    <style:style style:name="T30" style:family="text">
      <style:text-properties style:text-position="33% 58%" fo:font-style="italic" style:font-style-asian="italic" style:font-style-complex="italic"/>
    </style:style>
    <style:style style:name="T31" style:family="text">
      <style:text-properties style:text-position="33% 58%" fo:font-size="32pt" fo:font-style="italic" style:font-size-asian="44pt" style:font-style-asian="italic" style:font-size-complex="4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definiert die klassische Physik den Begriff <text:span text:style-name="T1">Zustand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2">Warum kann die klassische Zustandsdefinition nicht direkt von der Quantenmechanik übernommen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die Quantenmechanik unter einem <text:span text:style-name="T1">reinen Zustand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er Systemzustand direkt meßb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2">Wie ändern sich die Meßresultate beim Übergang </text:span><text:span text:style-name="T2"><text:line-break/></text:span><text:span text:style-name="T2">|</text:span><text:span text:style-name="T3">ψ</text:span><text:span text:style-name="T2">&gt; → </text:span><text:span text:style-name="T3">α</text:span><text:span text:style-name="T2">|</text:span><text:span text:style-name="T3">ψ</text:span><text:span text:style-name="T2">&gt;, wobei </text:span><text:span text:style-name="T3">α</text:span><text:span text:style-name="T2"> eine beliebige komplexe Zahl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präpariert man einen reinen Zusta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Wirkungsweisen eines <text:span text:style-name="T1">Trenners</text:span> <text:span text:style-name="T1">T</text:span>(<text:span text:style-name="T1">A</text:span>) und eines <text:span text:style-name="T1">Filters</text:span> <text:span text:style-name="T1">P</text:span>(<text:span text:style-name="T1">a</text:span><text:span text:style-name="T4">i</text:span>)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werden die Eigenschaften <text:span text:style-name="T1">A</text:span> und <text:span text:style-name="T1">B</text:span> <text:span text:style-name="T1">verträglich</text:span> genann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5">Welches Gedankenexperiment verbirgt sich hinter der Formel </text:span><text:span text:style-name="T6">P</text:span><text:span text:style-name="T7">(</text:span><text:span text:style-name="T6">b</text:span><text:span text:style-name="T8">j</text:span><text:span text:style-name="T7">) </text:span><text:span text:style-name="T6">P</text:span><text:span text:style-name="T7">(</text:span><text:span text:style-name="T6">a</text:span><text:span text:style-name="T8">i</text:span><text:span text:style-name="T7">) </text:span><text:span text:style-name="T5">|</text:span><text:span text:style-name="T9">φ</text:span><text:span text:style-name="T5">&gt;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unter <text:span text:style-name="T1">P</text:span>(<text:span text:style-name="T1">a</text:span><text:span text:style-name="T4">i</text:span>) + <text:span text:style-name="T1">P</text:span>(<text:span text:style-name="T1">a</text:span><text:span text:style-name="T4">j</text:span>) zu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eine klassische dynamische Variable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ennen Sie quantenmechanische dynamische Variable, die kein klassisches Analogon besitz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in der Quantenmechanik eine Observable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xiome definieren den Hilbert-Rau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ildet eine Menge von Elementen einen linearen Vektorrau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0">Wann nennt man Zustandsvektoren </text:span><text:span text:style-name="T10"><text:line-break/></text:span><text:span text:style-name="T10">|</text:span><text:span text:style-name="T11">φ</text:span><text:span text:style-name="T12">1</text:span><text:span text:style-name="T10">&gt;, |</text:span><text:span text:style-name="T11">φ</text:span><text:span text:style-name="T12">2</text:span><text:span text:style-name="T10">&gt;, . . . , |</text:span><text:span text:style-name="T11">φ</text:span><text:span text:style-name="T13">n</text:span><text:span text:style-name="T10">&gt; linear unabhängi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ist die Dimension eines Vektorraums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en Vektorraum unitä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igenschaften definieren ein Skalarproduk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zeichnet man Zustandsvektoren |<text:span text:style-name="T1">α</text:span><text:span text:style-name="T4">i</text:span>&gt; als orthonorm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<text:span text:style-name="T1">starker</text:span> Konvergenz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Cauchy-Folg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bedeutet die Separabilität des Hilbert-Rau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ntwicklungssatz? Welche Bedingungen gewährleisten seine Konvergenz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VON-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definiert man zweckmäßig ein Skalarprodukt für quadratintegrable Funk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ie Bezeichnungen <text:line-break/><text:span text:style-name="T1">bra</text:span>- und <text:span text:style-name="T1">ket</text:span>-Vektor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5">Wodurch ist der bra-Vektor &lt;</text:span><text:span text:style-name="T9">φ</text:span><text:span text:style-name="T5">| eindeutig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wird die Einführung von Dirac-Vektoren wichtig bzw. unumgängli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ein Dirac-Vektor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ntwicklungssatz für uneigentliche Zustä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1">Orthonormierung</text:span> von uneigentlichen (Dirac-)Zuständen zu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1">Eigendifferential</text:span> eines Dirac-Vek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urch welche Angaben ist ein Operator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gelten zwei Operatoren <text:span text:style-name="T1">A</text:span><text:span text:style-name="T14">1</text:span> und <text:span text:style-name="T1">A</text:span><text:span text:style-name="T14">2</text:span> als glei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kommutierende Opera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zu <text:span text:style-name="T1">A</text:span> adjungierte Operator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 Operator linear, wann hermitesch, wann beschränkt, wann steti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Eigenwertproblem des Operators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en Eigenwert <text:span text:style-name="T1">entartet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Zustände enthält der Eigenraum zum Eigenwert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 text:style-name="P4"><text:span text:style-name="T15">Welche allgemeinen Aussagen können Sie über Eigenwerte und Eigenzustände hermitescher Operatoren mach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1">Spektraldarstellung</text:span> des hermiteschen Operators A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Vollständigkeitsrelation für den Einheitsoperator <text:span text:style-name="T16">1</text:span>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Rechentrick ist mit <text:span text:style-name="T1">Einschieben von Zwischenzuständen</text:span> gemein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5" draw:layer="layout" svg:width="25.199cm" svg:height="3.506cm" svg:x="1.4cm" svg:y="0.833cm" presentation:class="title" presentation:user-transformed="true">
          <draw:text-box>
            <text:p text:style-name="P5"><text:span text:style-name="T17">Wie kann man den Erwartungswert des hermiteschen Operators </text:span><text:span text:style-name="T17"><text:line-break/></text:span><text:span text:style-name="T18">A</text:span><text:span text:style-name="T17"> &lt;</text:span><text:span text:style-name="T18">ψ</text:span><text:span text:style-name="T17">|</text:span><text:span text:style-name="T18">A</text:span><text:span text:style-name="T17">|</text:span><text:span text:style-name="T18">ψ</text:span><text:span text:style-name="T17">&gt; in einem Zustand |</text:span><text:span text:style-name="T18">ψ</text:span><text:span text:style-name="T17">&gt; durch seine Eigenwerte </text:span><text:span text:style-name="T18">a</text:span><text:span text:style-name="T19">i</text:span><text:span text:style-name="T17"> und Eigenzustände |</text:span><text:span text:style-name="T18">a</text:span><text:span text:style-name="T19">i</text:span><text:span text:style-name="T17">&gt;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 text:style-name="P1"><text:span text:style-name="T2">Was kann über die Eigenzustände zweier vertauschbarer, hermitescher Operatoren </text:span><text:span text:style-name="T3">A</text:span><text:span text:style-name="T2"> und </text:span><text:span text:style-name="T3">B</text:span><text:span text:style-name="T2">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ann man aus Zuständen Operatoren aufbau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dyadisches Produkt? Wie sieht der entsprechende adjungierte Operator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 dyadisches Produkt auch Projektions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6" draw:layer="layout" svg:width="25.199cm" svg:height="3.506cm" svg:x="1.4cm" svg:y="0.833cm" presentation:class="title" presentation:user-transformed="true">
          <draw:text-box>
            <text:p text:style-name="P6"><text:span text:style-name="T20">Was versteht man unter der Idempotenz eines Projektionsoperators? Gilt diese auch für uneigentliche Vekto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6" draw:layer="layout" svg:width="25.199cm" svg:height="3.506cm" svg:x="1.4cm" svg:y="0.833cm" presentation:class="title" presentation:user-transformed="true">
          <draw:text-box>
            <text:p text:style-name="P6"><text:span text:style-name="T21">P</text:span><text:span text:style-name="T22">M</text:span><text:span text:style-name="T20"> projiziere auf den Unterraum </text:span><text:span text:style-name="T21">M</text:span><text:span text:style-name="T20"> ⊂ </text:span><text:span text:style-name="T21">H</text:span><text:span text:style-name="T20">. Welche Eigenwerte und Eigenzustände besitzt </text:span><text:span text:style-name="T21">P</text:span><text:span text:style-name="T22">M</text:span><text:span text:style-name="T20">? Welche Entartungsgrade liegen vo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er inverse Operator <text:span text:style-name="T1">A</text:span><text:span text:style-name="T23">−1</text:span> hermite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geben sich Eigenwerte und Eigenzustände von <text:span text:style-name="T1">A</text:span><text:span text:style-name="T23">−1</text:span> aus denen von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en Operator unitä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charakteristisch für unitär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r Voraussetzung lassen sich Funktionen von Operatoren defin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gilt exp <text:span text:style-name="T1">A</text:span> · exp <text:span text:style-name="T1">B</text:span> = exp(<text:span text:style-name="T1">A</text:span> + <text:span text:style-name="T1">B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eitet man einen Operator nach einem reellen Parameter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eitet man eine Operatorfunktion <text:span text:style-name="T1">f</text:span>(<text:span text:style-name="T1">A</text:span>) nach dem Operator <text:span text:style-name="T1">A</text:span>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24">Welche charakteristischen Merkmale weist die Matrix eines hermiteschen Operators auf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ann über Zeilen und Spalten einer unitären Matrix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1" draw:layer="layout" svg:width="25.199cm" svg:height="3.506cm" svg:x="1.4cm" svg:y="0.839cm" presentation:class="title" presentation:user-transformed="true">
          <draw:text-box>
            <text:p text:style-name="P1"><text:span text:style-name="T2">Wie sieht die unitäre Transformation aus, mit der man die Matrix des Operators </text:span><text:span text:style-name="T3">A</text:span><text:span text:style-name="T2"> auf Diagonalgestalt brin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Spur einer Matrix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ie Spur einer Matrix von der verwendeten VON-Basis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wird eine Observable in der Quantenmechanik repräsent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2">Zu welchen Aussagen ist eine quantenmechanische Messung prinzipiell nur fähi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physikalischen Komponenten sind an einem Meßprozeß beteili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 text:style-name="P4"><text:span text:style-name="T15">Worin besteht der wesentliche Unterschied zwischen einer klassischen und einer quantenmechanischen Mess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text-style-name="P6" draw:layer="layout" svg:width="25.199cm" svg:height="3.506cm" svg:x="1.4cm" svg:y="0.834cm" presentation:class="title" presentation:user-transformed="true">
          <draw:text-box>
            <text:p text:style-name="P6"><text:span text:style-name="T20">Das System befinde sich </text:span><text:span text:style-name="T25">vor</text:span><text:span text:style-name="T20"> der Messung der Observablen </text:span><text:span text:style-name="T21">A</text:span><text:span text:style-name="T20"> in irgendeinem Zustand |</text:span><text:span text:style-name="T21">ψ</text:span><text:span text:style-name="T20">&gt;. Was kann über den Systemzustand </text:span><text:span text:style-name="T25">nach</text:span><text:span text:style-name="T20"> der Messung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 text:style-name="P1"><text:span text:style-name="T2">Welche Aussagen sind möglich, wenn der Ausgangszustand bereits ein Eigenzustand von </text:span><text:span text:style-name="T3">A</text:span><text:span text:style-name="T2">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24">Unter welchen Voraussetzungen verschwindet die mittlere quadratische Schwankung Δ</text:span><text:span text:style-name="T26">A</text:span><text:span text:style-name="T27">ψ</text:span><text:span text:style-name="T24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unter dem Erwartungswert der Observablen <text:span text:style-name="T1">A</text:span> im Zustand |<text:span text:style-name="T1">ψ</text:span>&gt; zu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Observable (nicht-)verträgli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24">Was versteht man unter einem vollständigen oder maximalen Satz kommutierender Observable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text-style-name="P5" draw:layer="layout" svg:width="25.199cm" svg:height="3.506cm" svg:x="1.4cm" svg:y="0.834cm" presentation:class="title" presentation:user-transformed="true">
          <draw:text-box>
            <text:p text:style-name="P5"><text:span text:style-name="T17">Durch Messung von </text:span><text:span text:style-name="T18">A</text:span><text:span text:style-name="T17"> sei der Eigenzustand |</text:span><text:span text:style-name="T18">a</text:span><text:span text:style-name="T19">i</text:span><text:span text:style-name="T17">&gt; präpariert worden. Was kann über den Systemzustand ausgesagt werden, wenn anschließend die nicht mit </text:span><text:span text:style-name="T18">A</text:span><text:span text:style-name="T17"> kommutierende Observable </text:span><text:span text:style-name="T18">B</text:span><text:span text:style-name="T17"> gemessen wir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antihermitescher 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text-style-name="P6" draw:layer="layout" svg:width="25.199cm" svg:height="3.506cm" svg:x="1.4cm" svg:y="0.834cm" presentation:class="title" presentation:user-transformed="true">
          <draw:text-box>
            <text:p text:style-name="P6"><text:span text:style-name="T20">Gibt es einen Zusammenhang zwischen der Unbestimmtheit quantenmechanischer Messungen und der Nicht-Vertauschbarkeit hermitescher Operato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24">Was versteht man unter der verallgemeinerten Heisenbergschen Unbestimmtheitsrelatio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findet sich ein physikalisches System in einem gemischten Zusta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text-style-name="P6" draw:layer="layout" svg:width="25.199cm" svg:height="3.506cm" svg:x="1.4cm" svg:y="0.832cm" presentation:class="title" presentation:user-transformed="true">
          <draw:text-box>
            <text:p text:style-name="P6"><text:span text:style-name="T20">Erläutern Sie die beiden konzeptionell unterschiedlichen Typen der Mittelung, die für die Berechnung des Erwartungswertes einer Observablen </text:span><text:span text:style-name="T21">A</text:span><text:span text:style-name="T20"> in einem gemischten Zustand notwendig sind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chtematrix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rechnet man mit einer gegebenen Dichtematrix Erwartungswerte von Observab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text-style-name="P6" draw:layer="layout" svg:width="25.199cm" svg:height="3.555cm" svg:x="1.4cm" svg:y="0.812cm" presentation:class="title" presentation:user-transformed="true">
          <draw:text-box>
            <text:p text:style-name="P6"><text:span text:style-name="T20">Die Dichtematrix </text:span><text:span text:style-name="T21">ρ</text:span><text:span text:style-name="T20"> werde in der VON-Eigenbasis {|</text:span><text:span text:style-name="T21">a</text:span><text:span text:style-name="T22">i</text:span><text:span text:style-name="T20">&gt;} der Observablen </text:span><text:span text:style-name="T21">A</text:span><text:span text:style-name="T20"> dargestellt. Welche physikalische Bedeutung haben die Diagonalelement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|<text:span text:style-name="T28">φ</text:span>&gt; sei ein normierter, reiner Zustand. Was bedeutet &lt;<text:span text:style-name="T28">φ</text:span>|<text:span text:style-name="T1">ρ</text:span>|<text:span text:style-name="T28">φ</text:span>&gt;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ann über die Spur der Dichtematrix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ichtematrix für reine Zustä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1" draw:text-style-name="P1" draw:layer="layout" svg:width="25.199cm" svg:height="3.506cm" svg:x="1.4cm" svg:y="0.838cm" presentation:class="title" presentation:user-transformed="true">
          <draw:text-box>
            <text:p text:style-name="P1"><text:span text:style-name="T2">Wie kann man über die Dichtematrix </text:span><text:span text:style-name="T3">ρ</text:span><text:span text:style-name="T2"> entscheiden, ob ein reiner oder ein gemischter Zustand vorlie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24">Warum muß der Zeitentwicklungsoperator </text:span><text:span text:style-name="T26">U</text:span><text:span text:style-name="T24">(</text:span><text:span text:style-name="T26">t</text:span><text:span text:style-name="T24">, </text:span><text:span text:style-name="T26">t</text:span><text:span text:style-name="T29">0</text:span><text:span text:style-name="T24">) unitär sei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röße wird als <text:span text:style-name="T1">Erzeugende der Zeittranslation</text:span> aufgefaß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Bewegungsgleichung genügen im Schrödinger-Bild die Zustandsvek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Bewegungsgleichung der Dichtematrix im Schrödinger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harakterisieren Sie das Schrödinger-Bild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 text:style-name="P6"><text:span text:style-name="T20">Was ist die Ursache dafür, daß mehrere, verschiedene </text:span><text:span text:style-name="T21">Bilder</text:span><text:span text:style-name="T20"> zur Beschreibung der Dynamik von Quantensystemen exist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24">Wie lautet die Bewegungsgleichung des Zeitentwicklungsoperators im Schrödinger-Bi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formale Lösung für den Zeitentwicklungsoperator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stationärer Zusta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estalt hat der Zeitentwicklungsoperator eines abgeschlossen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charakteristischen Merkmale des Heisenberg-Bild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 text:style-name="P4"><text:span text:style-name="T15">Welcher Zusammenhang besteht zwischen den Observablen des Heisenberg- Bildes und denen des Schrödinger-Bilde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Bewegungsgleichung der Observablen im Heisenberg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Konstante der 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unterscheidet sich das Dirac- vom Schrödinger- bzw. vom Heisenberg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 text:style-name="P4"><text:span text:style-name="T15">Auf welche Weise sind der Schrödingersche und der Diracsche Zeitentwicklungsoperator miteinander verknüpf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Bewegungsgleichung einer Observablen im Dirac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24">Welche Gleichung bestimmt die Zeitabhängigkeit der reinen (gemischten) Zustände im Dirac-Bi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Aussage des Ehrenfestschen Theor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24">Für welche physikalischen Vorgänge wird die Energie-Zeit-Unschärferelation angewend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2">Ist die Energie-Zeit-Unschärferelation ein Spezialfall der verallgemeinerten Unschärferelatio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rgibt sich aus der Energie-Zeit-Unschärferelation für stationäre Zustä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klassische Poisson-Klammer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die wichtigsten Eigenschaften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1" draw:text-style-name="P5" draw:layer="layout" svg:width="25.199cm" svg:height="3.506cm" svg:x="1.4cm" svg:y="0.831cm" presentation:class="title" presentation:user-transformed="true">
          <draw:text-box>
            <text:p text:style-name="P5"><text:span text:style-name="T17">Welcher Zusammenhang besteht zwischen der klassischen Poisson-Klammer, gebildet mit klassischen dynamischen Variablen, und dem Kommutator der entsprechenden quantenmechanischen Observab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1" draw:text-style-name="P1" draw:layer="layout" svg:width="25.199cm" svg:height="3.506cm" svg:x="1.4cm" svg:y="0.84cm" presentation:class="title" presentation:user-transformed="true">
          <draw:text-box>
            <text:p text:style-name="P1"><text:span text:style-name="T2">Wie sind die skalaren Wellenfunktionen </text:span><text:span text:style-name="T3">ψ</text:span><text:span text:style-name="T2">(</text:span><text:span text:style-name="T3">q</text:span><text:span text:style-name="T2">, </text:span><text:span text:style-name="T3">t</text:span><text:span text:style-name="T2">) bzw. </text:span><text:span text:style-name="T2"><text:line-break/></text:span><text:span text:style-name="T2"> (</text:span><text:span text:style-name="T3">p</text:span><text:span text:style-name="T2">, </text:span><text:span text:style-name="T3">t</text:span><text:span text:style-name="T2">) eines abstrakten Zustands |</text:span><text:span text:style-name="T3">ψ</text:span><text:span text:style-name="T2">(</text:span><text:span text:style-name="T3">t</text:span><text:span text:style-name="T2">)&gt;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8" draw:layer="layout" svg:width="0.873cm" svg:height="1.122cm" svg:x="2.993cm" svg:y="2.768cm">
          <text:p/>
          <draw:object xlink:href="../bar%20ipsi%20Segoe%20UI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orin besteht die Wirkungsweise des Translationsoperators <text:span text:style-name="T1">T</text:span>(<text:span text:style-name="T1">a</text:span>)? Warum muß er unitär sei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<text:span text:style-name="T1">T</text:span>(<text:span text:style-name="T1">a</text:span>) mit dem Impulsoperator zusamm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<text:span text:style-name="T1">infinitesimalen Translationsoperator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Operator wird als die Erzeugende einer infinitesimalen Translation bezeichne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ßt sich das Matrixelement &lt;<text:span text:style-name="T1">q</text:span>| <text:s text:c="2"/><text:span text:style-name="T30">m</text:span> <text:s text:c="2"/><text:span text:style-name="T30">n</text:span>|<text:span text:style-name="T1">ψ</text:span>(<text:span text:style-name="T1">t</text:span>)&gt; durch die Wellenfunktion <text:span text:style-name="T1">ψ</text:span>(<text:span text:style-name="T1">q</text:span>, <text:span text:style-name="T1">t</text:span>) ausdrück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8" draw:layer="layout" svg:width="0.86cm" svg:height="1.4cm" svg:x="20.056cm" svg:y="1.138cm">
          <text:p/>
          <draw:object xlink:href="../hat%20q%20Segoe%20UI.odf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8" draw:layer="layout" svg:width="0.91cm" svg:height="1.4cm" svg:x="21.568cm" svg:y="1.138cm">
          <text:p/>
          <draw:object xlink:href="../hat%20p%20Segoe%20UI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24">Wie lautet &lt;</text:span><text:span text:style-name="T26">q</text:span><text:span text:style-name="T24">| <text:s text:c="2"/></text:span><text:span text:style-name="T31">m</text:span><text:span text:style-name="T24"> <text:s text:c="2"/></text:span><text:span text:style-name="T31">n</text:span><text:span text:style-name="T24">|</text:span><text:span text:style-name="T26">ψ</text:span><text:span text:style-name="T24">&gt; in der Impuls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8" draw:layer="layout" svg:width="0.9cm" svg:height="1.48cm" svg:x="8.756cm" svg:y="1.885cm">
          <text:p/>
          <draw:object xlink:href="../hat%20q%20Segoe%20UI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8" draw:layer="layout" svg:width="0.96cm" svg:height="1.48cm" svg:x="10.233cm" svg:y="1.891cm">
          <text:p/>
          <draw:object xlink:href="../hat%20p%20Segoe%20UI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 style:font-adornments="Regular"/>
    <style:font-face style:name="Consolas" svg:font-family="Consolas" style:font-adornments="Regular" style:font-family-generic="modern" style:font-pitch="fixed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2" svg:font-family="'Segoe UI'" style:font-family-generic="swiss" style:font-pitch="variable"/>
    <style:font-face style:name="Segoe UI" svg:font-family="'Segoe UI'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orbel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5</meta:editing-cycles>
    <meta:generator>LibreOffice/4.1.4.2$Windows_x86 LibreOffice_project/0a0440ccc0227ad9829de5f46be37cfb6edcf72</meta:generator>
    <dc:date>2014-07-16T15:56:51.405000000</dc:date>
    <meta:document-statistic meta:object-count="506"/>
  </office:meta>
</office:document-meta>
</file>